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9 年 2 月 份" calcext:value-type="string">
              <text:p><text:s text:c="7"/>中 華 民 國 99 年 2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3331" calcext:value-type="float">
            <text:p><text:s text:c="3"/>3,331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88" calcext:value-type="float">
            <text:p><text:s text:c="3"/>1.88 </text:p>
          </table:table-cell>
          <table:table-cell table:style-name="ce29" office:value-type="float" office:value="1214" calcext:value-type="float">
            <text:p><text:s text:c="3"/>1,214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9" office:value-type="float" office:value="12364" calcext:value-type="float">
            <text:p><text:s text:c="3"/>12,364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97" calcext:value-type="float">
            <text:p><text:s text:c="3"/>6.97 </text:p>
          </table:table-cell>
          <table:table-cell table:style-name="ce29" office:value-type="float" office:value="11150" calcext:value-type="float">
            <text:p><text:s text:c="3"/>11,150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29" office:value-type="float" office:value="9034" calcext:value-type="float">
            <text:p><text:s text:c="3"/>9,034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5.09" calcext:value-type="float">
            <text:p><text:s text:c="3"/>5.09 </text:p>
          </table:table-cell>
          <table:table-cell table:style-name="ce29" office:value-type="float" office:value="3521" calcext:value-type="float">
            <text:p><text:s text:c="3"/>3,521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3020" calcext:value-type="float">
            <text:p><text:s text:c="3"/>3,020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71" calcext:value-type="float">
            <text:p><text:s text:c="3"/>1.71 </text:p>
          </table:table-cell>
          <table:table-cell table:style-name="ce29" office:value-type="float" office:value="1158" calcext:value-type="float">
            <text:p><text:s text:c="3"/>1,158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9" office:value-type="float" office:value="12278" calcext:value-type="float">
            <text:p><text:s text:c="3"/>12,278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95" calcext:value-type="float">
            <text:p><text:s text:c="3"/>6.95 </text:p>
          </table:table-cell>
          <table:table-cell table:style-name="ce29" office:value-type="float" office:value="11120" calcext:value-type="float">
            <text:p><text:s text:c="3"/>11,120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3" calcext:value-type="float">
            <text:p><text:s text:c="3"/>6.30 </text:p>
          </table:table-cell>
          <table:table-cell table:style-name="ce29" office:value-type="float" office:value="8984" calcext:value-type="float">
            <text:p><text:s text:c="3"/>8,984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5.09" calcext:value-type="float">
            <text:p><text:s text:c="3"/>5.09 </text:p>
          </table:table-cell>
          <table:table-cell table:style-name="ce29" office:value-type="float" office:value="3517" calcext:value-type="float">
            <text:p><text:s text:c="3"/>3,517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4053" calcext:value-type="float">
            <text:p><text:s text:c="3"/>4,05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8" calcext:value-type="float">
            <text:p><text:s text:c="3"/>2.80 </text:p>
          </table:table-cell>
          <table:table-cell table:style-name="ce29" office:value-type="float" office:value="1031" calcext:value-type="float">
            <text:p><text:s text:c="3"/>1,031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9" office:value-type="float" office:value="10255" calcext:value-type="float">
            <text:p><text:s text:c="3"/>10,255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7.08" calcext:value-type="float">
            <text:p><text:s text:c="3"/>7.08 </text:p>
          </table:table-cell>
          <table:table-cell table:style-name="ce29" office:value-type="float" office:value="9224" calcext:value-type="float">
            <text:p><text:s text:c="3"/>9,22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37" calcext:value-type="float">
            <text:p><text:s text:c="3"/>6.37 </text:p>
          </table:table-cell>
          <table:table-cell table:style-name="ce29" office:value-type="float" office:value="7288" calcext:value-type="float">
            <text:p><text:s text:c="3"/>7,288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5.03" calcext:value-type="float">
            <text:p><text:s text:c="3"/>5.03 </text:p>
          </table:table-cell>
          <table:table-cell table:style-name="ce29" office:value-type="float" office:value="2899" calcext:value-type="float">
            <text:p><text:s text:c="3"/>2,899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2212" calcext:value-type="float">
            <text:p><text:s text:c="3"/>2,212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7.44" calcext:value-type="float">
            <text:p><text:s text:c="3"/>7.44 </text:p>
          </table:table-cell>
          <table:table-cell table:style-name="ce30" office:value-type="float" office:value="727" calcext:value-type="float">
            <text:p><text:s text:c="3"/>727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44" calcext:value-type="float">
            <text:p><text:s text:c="3"/>2.44 </text:p>
          </table:table-cell>
          <table:table-cell table:style-name="ce30" office:value-type="float" office:value="2095" calcext:value-type="float">
            <text:p><text:s text:c="3"/>2,09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30" office:value-type="float" office:value="1368" calcext:value-type="float">
            <text:p><text:s text:c="3"/>1,368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30" office:value-type="float" office:value="1606" calcext:value-type="float">
            <text:p><text:s text:c="3"/>1,60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30" office:value-type="float" office:value="676" calcext:value-type="float">
            <text:p><text:s text:c="3"/>67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30" office:value-type="float" office:value="-33" calcext:value-type="float">
            <text:p><text:s/>－33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93" calcext:value-type="float">
            <text:p><text:s/>－0.93 </text:p>
          </table:table-cell>
          <table:table-cell table:style-name="ce30" office:value-type="float" office:value="239" calcext:value-type="float">
            <text:p><text:s text:c="3"/>23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272" calcext:value-type="float">
            <text:p><text:s text:c="3"/>27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35" calcext:value-type="float">
            <text:p><text:s text:c="3"/>4.35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64" calcext:value-type="float">
            <text:p><text:s text:c="3"/>1.6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326" calcext:value-type="float">
            <text:p><text:s text:c="3"/>1,32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73" calcext:value-type="float">
            <text:p><text:s text:c="3"/>8.73 </text:p>
          </table:table-cell>
          <table:table-cell table:style-name="ce30" office:value-type="float" office:value="424" calcext:value-type="float">
            <text:p><text:s text:c="3"/>42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79" calcext:value-type="float">
            <text:p><text:s text:c="3"/>2.79 </text:p>
          </table:table-cell>
          <table:table-cell table:style-name="ce30" office:value-type="float" office:value="1221" calcext:value-type="float">
            <text:p><text:s text:c="3"/>1,221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8.04" calcext:value-type="float">
            <text:p><text:s text:c="3"/>8.04 </text:p>
          </table:table-cell>
          <table:table-cell table:style-name="ce30" office:value-type="float" office:value="797" calcext:value-type="float">
            <text:p><text:s text:c="3"/>797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798" calcext:value-type="float">
            <text:p><text:s text:c="3"/>79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363" calcext:value-type="float">
            <text:p><text:s text:c="3"/>36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20" calcext:value-type="float">
            <text:p><text:s text:c="3"/>320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8.16" calcext:value-type="float">
            <text:p><text:s text:c="3"/>8.16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34" calcext:value-type="float">
            <text:p><text:s text:c="3"/>2.34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9.41" calcext:value-type="float">
            <text:p><text:s text:c="3"/>9.41 </text:p>
          </table:table-cell>
          <table:table-cell table:style-name="ce30" office:value-type="float" office:value="277" calcext:value-type="float">
            <text:p><text:s text:c="3"/>27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7.06" calcext:value-type="float">
            <text:p><text:s text:c="3"/>7.06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17" calcext:value-type="float">
            <text:p><text:s text:c="3"/>5.17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-56" calcext:value-type="float">
            <text:p><text:s/>－56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3" calcext:value-type="float">
            <text:p><text:s/>－1.30 </text:p>
          </table:table-cell>
          <table:table-cell table:style-name="ce30" office:value-type="float" office:value="296" calcext:value-type="float">
            <text:p><text:s text:c="3"/>29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87" calcext:value-type="float">
            <text:p><text:s text:c="3"/>6.87 </text:p>
          </table:table-cell>
          <table:table-cell table:style-name="ce30" office:value-type="float" office:value="352" calcext:value-type="float">
            <text:p><text:s text:c="3"/>352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8.17" calcext:value-type="float">
            <text:p><text:s text:c="3"/>8.17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41" calcext:value-type="float">
            <text:p><text:s text:c="3"/>4.41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58" calcext:value-type="float">
            <text:p><text:s text:c="3"/>1.5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138" calcext:value-type="float">
            <text:p><text:s text:c="3"/>138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15" calcext:value-type="float">
            <text:p><text:s text:c="3"/>1.15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75" calcext:value-type="float">
            <text:p><text:s text:c="3"/>1.75 </text:p>
          </table:table-cell>
          <table:table-cell table:style-name="ce30" office:value-type="float" office:value="914" calcext:value-type="float">
            <text:p><text:s text:c="3"/>914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63" calcext:value-type="float">
            <text:p><text:s text:c="3"/>7.63 </text:p>
          </table:table-cell>
          <table:table-cell table:style-name="ce30" office:value-type="float" office:value="704" calcext:value-type="float">
            <text:p><text:s text:c="3"/>704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87" calcext:value-type="float">
            <text:p><text:s text:c="3"/>5.87 </text:p>
          </table:table-cell>
          <table:table-cell table:style-name="ce30" office:value-type="float" office:value="621" calcext:value-type="float">
            <text:p><text:s text:c="3"/>62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18" calcext:value-type="float">
            <text:p><text:s text:c="3"/>5.18 </text:p>
          </table:table-cell>
          <table:table-cell table:style-name="ce30" office:value-type="float" office:value="215" calcext:value-type="float">
            <text:p><text:s text:c="3"/>215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36" calcext:value-type="float">
            <text:p><text:s/>－136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35" calcext:value-type="float">
            <text:p><text:s/>－1.35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8" calcext:value-type="float">
            <text:p><text:s text:c="3"/>1.28 </text:p>
          </table:table-cell>
          <table:table-cell table:style-name="ce30" office:value-type="float" office:value="785" calcext:value-type="float">
            <text:p><text:s text:c="3"/>78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656" calcext:value-type="float">
            <text:p><text:s text:c="3"/>656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517" calcext:value-type="float">
            <text:p><text:s text:c="3"/>517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38" calcext:value-type="float">
            <text:p><text:s text:c="3"/>1.3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70" calcext:value-type="float">
            <text:p><text:s/>－170 </text:p>
          </table:table-cell>
          <table:table-cell table:style-name="ce26" office:value-type="float" office:value="-0.32" calcext:value-type="float">
            <text:p><text:s/>－0.32 </text:p>
          </table:table-cell>
          <table:table-cell table:style-name="ce26" office:value-type="float" office:value="-4.17" calcext:value-type="float">
            <text:p><text:s/>－4.17 </text:p>
          </table:table-cell>
          <table:table-cell table:style-name="ce30" office:value-type="float" office:value="-115" calcext:value-type="float">
            <text:p><text:s/>－115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82" calcext:value-type="float">
            <text:p><text:s/>－2.82 </text:p>
          </table:table-cell>
          <table:table-cell table:style-name="ce30" office:value-type="float" office:value="241" calcext:value-type="float">
            <text:p><text:s text:c="3"/>241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92" calcext:value-type="float">
            <text:p><text:s text:c="3"/>5.92 </text:p>
          </table:table-cell>
          <table:table-cell table:style-name="ce30" office:value-type="float" office:value="356" calcext:value-type="float">
            <text:p><text:s text:c="3"/>35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74" calcext:value-type="float">
            <text:p><text:s text:c="3"/>8.74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57" calcext:value-type="float">
            <text:p><text:s text:c="3"/>4.57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73" calcext:value-type="float">
            <text:p><text:s/>－73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32" calcext:value-type="float">
            <text:p><text:s/>－1.32 </text:p>
          </table:table-cell>
          <table:table-cell table:style-name="ce30" office:value-type="float" office:value="-115" calcext:value-type="float">
            <text:p><text:s/>－115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2.07" calcext:value-type="float">
            <text:p><text:s/>－2.07 </text:p>
          </table:table-cell>
          <table:table-cell table:style-name="ce30" office:value-type="float" office:value="349" calcext:value-type="float">
            <text:p><text:s text:c="3"/>34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30" office:value-type="float" office:value="464" calcext:value-type="float">
            <text:p><text:s text:c="3"/>464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8.37" calcext:value-type="float">
            <text:p><text:s text:c="3"/>8.37 </text:p>
          </table:table-cell>
          <table:table-cell table:style-name="ce30" office:value-type="float" office:value="252" calcext:value-type="float">
            <text:p><text:s text:c="3"/>252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55" calcext:value-type="float">
            <text:p><text:s text:c="3"/>4.55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48" calcext:value-type="float">
            <text:p><text:s text:c="3"/>1.4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81" calcext:value-type="float">
            <text:p><text:s/>－81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93" calcext:value-type="float">
            <text:p><text:s/>－1.93 </text:p>
          </table:table-cell>
          <table:table-cell table:style-name="ce30" office:value-type="float" office:value="-106" calcext:value-type="float">
            <text:p><text:s/>－106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52" calcext:value-type="float">
            <text:p><text:s/>－2.52 </text:p>
          </table:table-cell>
          <table:table-cell table:style-name="ce30" office:value-type="float" office:value="297" calcext:value-type="float">
            <text:p><text:s text:c="3"/>29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403" calcext:value-type="float">
            <text:p><text:s text:c="3"/>403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59" calcext:value-type="float">
            <text:p><text:s text:c="3"/>9.59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38" calcext:value-type="float">
            <text:p><text:s text:c="3"/>4.38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367" calcext:value-type="float">
            <text:p><text:s/>－367 </text:p>
          </table:table-cell>
          <table:table-cell table:style-name="ce26" office:value-type="float" office:value="-0.33" calcext:value-type="float">
            <text:p><text:s/>－0.33 </text:p>
          </table:table-cell>
          <table:table-cell table:style-name="ce26" office:value-type="float" office:value="-4.33" calcext:value-type="float">
            <text:p><text:s/>－4.33 </text:p>
          </table:table-cell>
          <table:table-cell table:style-name="ce30" office:value-type="float" office:value="-205" calcext:value-type="float">
            <text:p><text:s/>－205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42" calcext:value-type="float">
            <text:p><text:s/>－2.42 </text:p>
          </table:table-cell>
          <table:table-cell table:style-name="ce30" office:value-type="float" office:value="496" calcext:value-type="float">
            <text:p><text:s text:c="3"/>49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701" calcext:value-type="float">
            <text:p><text:s text:c="3"/>70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8.28" calcext:value-type="float">
            <text:p><text:s text:c="3"/>8.28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36" calcext:value-type="float">
            <text:p><text:s text:c="3"/>4.36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30" office:value-type="float" office:value="-55" calcext:value-type="float">
            <text:p><text:s/>－55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58" calcext:value-type="float">
            <text:p><text:s/>－0.58 </text:p>
          </table:table-cell>
          <table:table-cell table:style-name="ce30" office:value-type="float" office:value="588" calcext:value-type="float">
            <text:p><text:s text:c="3"/>58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6.17" calcext:value-type="float">
            <text:p><text:s text:c="3"/>6.17 </text:p>
          </table:table-cell>
          <table:table-cell table:style-name="ce30" office:value-type="float" office:value="643" calcext:value-type="float">
            <text:p><text:s text:c="3"/>64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30" office:value-type="float" office:value="431" calcext:value-type="float">
            <text:p><text:s text:c="3"/>431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52" calcext:value-type="float">
            <text:p><text:s text:c="3"/>4.52 </text:p>
          </table:table-cell>
          <table:table-cell table:style-name="ce30" office:value-type="float" office:value="216" calcext:value-type="float">
            <text:p><text:s text:c="3"/>21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48" calcext:value-type="float">
            <text:p><text:s/>－148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2.19" calcext:value-type="float">
            <text:p><text:s/>－2.19 </text:p>
          </table:table-cell>
          <table:table-cell table:style-name="ce30" office:value-type="float" office:value="-144" calcext:value-type="float">
            <text:p><text:s/>－144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2.13" calcext:value-type="float">
            <text:p><text:s/>－2.13 </text:p>
          </table:table-cell>
          <table:table-cell table:style-name="ce30" office:value-type="float" office:value="405" calcext:value-type="float">
            <text:p><text:s text:c="3"/>405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549" calcext:value-type="float">
            <text:p><text:s text:c="3"/>54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8.11" calcext:value-type="float">
            <text:p><text:s text:c="3"/>8.11 </text:p>
          </table:table-cell>
          <table:table-cell table:style-name="ce30" office:value-type="float" office:value="324" calcext:value-type="float">
            <text:p><text:s text:c="3"/>324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79" calcext:value-type="float">
            <text:p><text:s text:c="3"/>4.79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92" calcext:value-type="float">
            <text:p><text:s text:c="3"/>9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30" office:value-type="float" office:value="-47" calcext:value-type="float">
            <text:p><text:s/>－47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63" calcext:value-type="float">
            <text:p><text:s/>－2.63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7.17" calcext:value-type="float">
            <text:p><text:s text:c="3"/>7.17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8" calcext:value-type="float">
            <text:p><text:s text:c="3"/>9.80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9" calcext:value-type="float">
            <text:p><text:s/>－29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11" calcext:value-type="float">
            <text:p><text:s/>－1.11 </text:p>
          </table:table-cell>
          <table:table-cell table:style-name="ce30" office:value-type="float" office:value="-51" calcext:value-type="float">
            <text:p><text:s/>－51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95" calcext:value-type="float">
            <text:p><text:s/>－1.95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92" calcext:value-type="float">
            <text:p><text:s text:c="3"/>6.92 </text:p>
          </table:table-cell>
          <table:table-cell table:style-name="ce30" office:value-type="float" office:value="232" calcext:value-type="float">
            <text:p><text:s text:c="3"/>232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87" calcext:value-type="float">
            <text:p><text:s text:c="3"/>8.87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93" calcext:value-type="float">
            <text:p><text:s text:c="3"/>4.93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27" calcext:value-type="float">
            <text:p><text:s text:c="3"/>5.27 </text:p>
          </table:table-cell>
          <table:table-cell table:style-name="ce30" office:value-type="float" office:value="-32" calcext:value-type="float">
            <text:p><text:s/>－32 </text:p>
          </table:table-cell>
          <table:table-cell table:style-name="ce26" office:value-type="float" office:value="-0.33" calcext:value-type="float">
            <text:p><text:s/>－0.33 </text:p>
          </table:table-cell>
          <table:table-cell table:style-name="ce26" office:value-type="float" office:value="-4.33" calcext:value-type="float">
            <text:p><text:s/>－4.33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68" calcext:value-type="float">
            <text:p><text:s text:c="3"/>5.68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10.01" calcext:value-type="float">
            <text:p><text:s text:c="3"/>10.01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68" calcext:value-type="float">
            <text:p><text:s text:c="3"/>5.68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19" calcext:value-type="float">
            <text:p><text:s/>－119 </text:p>
          </table:table-cell>
          <table:table-cell table:style-name="ce26" office:value-type="float" office:value="-0.31" calcext:value-type="float">
            <text:p><text:s/>－0.31 </text:p>
          </table:table-cell>
          <table:table-cell table:style-name="ce26" office:value-type="float" office:value="-4" calcext:value-type="float">
            <text:p><text:s/>－4.00 </text:p>
          </table:table-cell>
          <table:table-cell table:style-name="ce30" office:value-type="float" office:value="-10" calcext:value-type="float">
            <text:p><text:s/>－10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21" calcext:value-type="float">
            <text:p><text:s text:c="3"/>6.21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64" calcext:value-type="float">
            <text:p><text:s text:c="3"/>4.64 </text:p>
          </table:table-cell>
          <table:table-cell table:style-name="ce18" office:value-type="float" office:value="65" calcext:value-type="float">
            <text:p><text:s text:c="3"/>6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252" calcext:value-type="float">
            <text:p><text:s text:c="3"/>25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97" calcext:value-type="float">
            <text:p><text:s text:c="3"/>7.97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76" calcext:value-type="float">
            <text:p><text:s text:c="3"/>5.76 </text:p>
          </table:table-cell>
          <table:table-cell table:style-name="ce30" office:value-type="float" office:value="358" calcext:value-type="float">
            <text:p><text:s text:c="3"/>358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1.32" calcext:value-type="float">
            <text:p><text:s text:c="3"/>11.32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202" calcext:value-type="float">
            <text:p><text:s text:c="3"/>20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18" office:value-type="float" office:value="57" calcext:value-type="float">
            <text:p><text:s text:c="3"/>57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620" calcext:value-type="float">
            <text:p><text:s text:c="3"/>620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52" calcext:value-type="float">
            <text:p><text:s text:c="3"/>7.52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26" calcext:value-type="float">
            <text:p><text:s text:c="3"/>2.26 </text:p>
          </table:table-cell>
          <table:table-cell table:style-name="ce30" office:value-type="float" office:value="574" calcext:value-type="float">
            <text:p><text:s text:c="3"/>57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96" calcext:value-type="float">
            <text:p><text:s text:c="3"/>6.96 </text:p>
          </table:table-cell>
          <table:table-cell table:style-name="ce30" office:value-type="float" office:value="388" calcext:value-type="float">
            <text:p><text:s text:c="3"/>388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30" office:value-type="float" office:value="448" calcext:value-type="float">
            <text:p><text:s text:c="3"/>448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43" calcext:value-type="float">
            <text:p><text:s text:c="3"/>5.43 </text:p>
          </table:table-cell>
          <table:table-cell table:style-name="ce18" office:value-type="float" office:value="181" calcext:value-type="float">
            <text:p><text:s text:c="3"/>181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87" calcext:value-type="float">
            <text:p><text:s/>－87 </text:p>
          </table:table-cell>
          <table:table-cell table:style-name="ce26" office:value-type="float" office:value="-0.32" calcext:value-type="float">
            <text:p><text:s/>－0.32 </text:p>
          </table:table-cell>
          <table:table-cell table:style-name="ce26" office:value-type="float" office:value="-4.14" calcext:value-type="float">
            <text:p><text:s/>－4.14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62" calcext:value-type="float">
            <text:p><text:s text:c="3"/>6.62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88" calcext:value-type="float">
            <text:p><text:s/>188 </text:p>
          </table:table-cell>
          <table:table-cell table:style-name="ce27" office:value-type="float" office:value="0.24" calcext:value-type="float">
            <text:p><text:s text:c="3"/>0.24 </text:p>
          </table:table-cell>
          <table:table-cell table:style-name="ce27" office:value-type="float" office:value="3.18" calcext:value-type="float">
            <text:p><text:s text:c="3"/>3.18 </text:p>
          </table:table-cell>
          <table:table-cell table:style-name="ce31" office:value-type="float" office:value="31" calcext:value-type="float">
            <text:p><text:s text:c="3"/>31 </text:p>
          </table:table-cell>
          <table:table-cell table:style-name="ce28" office:value-type="float" office:value="0.04" calcext:value-type="float">
            <text:p><text:s text:c="3"/>0.04 </text:p>
          </table:table-cell>
          <table:table-cell table:style-name="ce28" office:value-type="float" office:value="0.52" calcext:value-type="float">
            <text:p><text:s text:c="3"/>0.52 </text:p>
          </table:table-cell>
          <table:table-cell table:style-name="ce31" office:value-type="float" office:value="353" calcext:value-type="float">
            <text:p><text:s text:c="3"/>353 </text:p>
          </table:table-cell>
          <table:table-cell table:style-name="ce28" office:value-type="float" office:value="0.46" calcext:value-type="float">
            <text:p><text:s text:c="3"/>0.46 </text:p>
          </table:table-cell>
          <table:table-cell table:style-name="ce28" office:value-type="float" office:value="5.97" calcext:value-type="float">
            <text:p><text:s text:c="3"/>5.97 </text:p>
          </table:table-cell>
          <table:table-cell table:style-name="ce31" office:value-type="float" office:value="322" calcext:value-type="float">
            <text:p><text:s text:c="3"/>322 </text:p>
          </table:table-cell>
          <table:table-cell table:style-name="ce28" office:value-type="float" office:value="0.42" calcext:value-type="float">
            <text:p><text:s text:c="3"/>0.42 </text:p>
          </table:table-cell>
          <table:table-cell table:style-name="ce28" office:value-type="float" office:value="5.44" calcext:value-type="float">
            <text:p><text:s text:c="3"/>5.44 </text:p>
          </table:table-cell>
          <table:table-cell table:style-name="ce31" office:value-type="float" office:value="305" calcext:value-type="float">
            <text:p><text:s text:c="3"/>305 </text:p>
          </table:table-cell>
          <table:table-cell table:style-name="ce28" office:value-type="float" office:value="0.4" calcext:value-type="float">
            <text:p><text:s text:c="3"/>0.40 </text:p>
          </table:table-cell>
          <table:table-cell table:style-name="ce28" office:value-type="float" office:value="5.15" calcext:value-type="float">
            <text:p><text:s text:c="3"/>5.15 </text:p>
          </table:table-cell>
          <table:table-cell table:style-name="ce20" office:value-type="float" office:value="107" calcext:value-type="float">
            <text:p><text:s text:c="3"/>107 </text:p>
          </table:table-cell>
          <table:table-cell table:style-name="ce28" office:value-type="float" office:value="0.14" calcext:value-type="float">
            <text:p><text:s text:c="3"/>0.14 </text:p>
          </table:table-cell>
          <table:table-cell table:style-name="ce47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1088" calcext:value-type="float">
            <text:p><text:s/>－1,088 </text:p>
          </table:table-cell>
          <table:table-cell table:style-name="ce25" office:value-type="float" office:value="-0.42" calcext:value-type="float">
            <text:p><text:s/>－0.42 </text:p>
          </table:table-cell>
          <table:table-cell table:style-name="ce25" office:value-type="float" office:value="-5.44" calcext:value-type="float">
            <text:p><text:s/>－5.44 </text:p>
          </table:table-cell>
          <table:table-cell table:style-name="ce29" office:value-type="float" office:value="73" calcext:value-type="float">
            <text:p><text:s text:c="3"/>73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9" office:value-type="float" office:value="1266" calcext:value-type="float">
            <text:p><text:s text:c="3"/>1,266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33" calcext:value-type="float">
            <text:p><text:s text:c="3"/>6.33 </text:p>
          </table:table-cell>
          <table:table-cell table:style-name="ce29" office:value-type="float" office:value="1193" calcext:value-type="float">
            <text:p><text:s text:c="3"/>1,193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97" calcext:value-type="float">
            <text:p><text:s text:c="3"/>5.97 </text:p>
          </table:table-cell>
          <table:table-cell table:style-name="ce29" office:value-type="float" office:value="1089" calcext:value-type="float">
            <text:p><text:s text:c="3"/>1,089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45" calcext:value-type="float">
            <text:p><text:s text:c="3"/>5.45 </text:p>
          </table:table-cell>
          <table:table-cell table:style-name="ce17" office:value-type="float" office:value="362" calcext:value-type="float">
            <text:p><text:s text:c="3"/>362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38" calcext:value-type="float">
            <text:p><text:s/>－38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38" calcext:value-type="float">
            <text:p><text:s/>－2.38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64" calcext:value-type="float">
            <text:p><text:s text:c="3"/>5.64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38" calcext:value-type="float">
            <text:p><text:s text:c="3"/>1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208" calcext:value-type="float">
            <text:p><text:s/>－208 </text:p>
          </table:table-cell>
          <table:table-cell table:style-name="ce26" office:value-type="float" office:value="-0.92" calcext:value-type="float">
            <text:p><text:s/>－0.92 </text:p>
          </table:table-cell>
          <table:table-cell table:style-name="ce26" office:value-type="float" office:value="-12.04" calcext:value-type="float">
            <text:p><text:s/>－12.04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7.06" calcext:value-type="float">
            <text:p><text:s text:c="3"/>7.06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163" calcext:value-type="float">
            <text:p><text:s/>－163 </text:p>
          </table:table-cell>
          <table:table-cell table:style-name="ce26" office:value-type="float" office:value="-0.52" calcext:value-type="float">
            <text:p><text:s/>－0.52 </text:p>
          </table:table-cell>
          <table:table-cell table:style-name="ce26" office:value-type="float" office:value="-6.83" calcext:value-type="float">
            <text:p><text:s/>－6.83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62" calcext:value-type="float">
            <text:p><text:s text:c="3"/>6.62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24" calcext:value-type="float">
            <text:p><text:s text:c="3"/>6.24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86" calcext:value-type="float">
            <text:p><text:s text:c="3"/>4.86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3" calcext:value-type="float">
            <text:p><text:s text:c="3"/>1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3.11" calcext:value-type="float">
            <text:p><text:s text:c="3"/>3.11 </text:p>
          </table:table-cell>
          <table:table-cell table:style-name="ce30" office:value-type="string" calcext:value-type="string">
            <text:p><text:s text:c="7"/>-</text:p>
          </table:table-cell>
          <table:table-cell table:number-columns-repeated="2" table:style-name="ce26" office:value-type="string" calcext:value-type="string">
            <text:p><text:s text:c="7"/>-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91" calcext:value-type="float">
            <text:p><text:s text:c="3"/>5.91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91" calcext:value-type="float">
            <text:p><text:s text:c="3"/>5.91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7.47" calcext:value-type="float">
            <text:p><text:s text:c="3"/>7.47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32" office:value-type="float" office:value="11" calcext:value-type="float">
            <text:p><text:s text:c="3"/>11 </text:p>
          </table:table-cell>
          <table:table-cell table:style-name="ce34" office:value-type="float" office:value="0.07" calcext:value-type="float">
            <text:p><text:s text:c="3"/>0.07 </text:p>
          </table:table-cell>
          <table:table-cell table:style-name="ce34" office:value-type="float" office:value="0.9" calcext:value-type="float">
            <text:p><text:s text:c="3"/>0.90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6.16" calcext:value-type="float">
            <text:p><text:s text:c="3"/>6.16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18" office:value-type="float" office:value="23" calcext:value-type="float">
            <text:p><text:s text:c="3"/>23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75" calcext:value-type="float">
            <text:p><text:s/>－75 </text:p>
          </table:table-cell>
          <table:table-cell table:style-name="ce26" office:value-type="float" office:value="-0.61" calcext:value-type="float">
            <text:p><text:s/>－0.61 </text:p>
          </table:table-cell>
          <table:table-cell table:style-name="ce26" office:value-type="float" office:value="-7.92" calcext:value-type="float">
            <text:p><text:s/>－7.92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5" calcext:value-type="float">
            <text:p><text:s text:c="3"/>7.50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7.18" calcext:value-type="float">
            <text:p><text:s text:c="3"/>7.18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6.02" calcext:value-type="float">
            <text:p><text:s text:c="3"/>6.02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50" calcext:value-type="float">
            <text:p><text:s/>－150 </text:p>
          </table:table-cell>
          <table:table-cell table:style-name="ce26" office:value-type="float" office:value="-0.8" calcext:value-type="float">
            <text:p><text:s/>－0.80 </text:p>
          </table:table-cell>
          <table:table-cell table:style-name="ce26" office:value-type="float" office:value="-10.39" calcext:value-type="float">
            <text:p><text:s/>－10.39 </text:p>
          </table:table-cell>
          <table:table-cell table:style-name="ce30" office:value-type="float" office:value="-50" calcext:value-type="float">
            <text:p><text:s/>－50 </text:p>
          </table:table-cell>
          <table:table-cell table:style-name="ce26" office:value-type="float" office:value="-0.27" calcext:value-type="float">
            <text:p><text:s/>－0.27 </text:p>
          </table:table-cell>
          <table:table-cell table:style-name="ce26" office:value-type="float" office:value="-3.47" calcext:value-type="float">
            <text:p><text:s/>－3.47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41" calcext:value-type="float">
            <text:p><text:s text:c="3"/>5.41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87" calcext:value-type="float">
            <text:p><text:s text:c="3"/>8.87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93" calcext:value-type="float">
            <text:p><text:s/>－93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65" calcext:value-type="float">
            <text:p><text:s/>－4.65 </text:p>
          </table:table-cell>
          <table:table-cell table:style-name="ce30" office:value-type="float" office:value="-14" calcext:value-type="float">
            <text:p><text:s/>－14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7" calcext:value-type="float">
            <text:p><text:s/>－0.70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5" calcext:value-type="float">
            <text:p><text:s text:c="3"/>5.50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2" calcext:value-type="float">
            <text:p><text:s text:c="3"/>6.20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8" calcext:value-type="float">
            <text:p><text:s text:c="3"/>4.80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73" calcext:value-type="float">
            <text:p><text:s/>－73 </text:p>
          </table:table-cell>
          <table:table-cell table:style-name="ce26" office:value-type="float" office:value="-0.65" calcext:value-type="float">
            <text:p><text:s/>－0.65 </text:p>
          </table:table-cell>
          <table:table-cell table:style-name="ce26" office:value-type="float" office:value="-8.42" calcext:value-type="float">
            <text:p><text:s/>－8.42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85" calcext:value-type="float">
            <text:p><text:s text:c="3"/>4.85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-78" calcext:value-type="float">
            <text:p><text:s/>－78 </text:p>
          </table:table-cell>
          <table:table-cell table:style-name="ce26" office:value-type="float" office:value="-0.29" calcext:value-type="float">
            <text:p><text:s/>－0.29 </text:p>
          </table:table-cell>
          <table:table-cell table:style-name="ce26" office:value-type="float" office:value="-3.8" calcext:value-type="float">
            <text:p><text:s/>－3.80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65" calcext:value-type="float">
            <text:p><text:s text:c="3"/>3.65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7.4" calcext:value-type="float">
            <text:p><text:s text:c="3"/>7.40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75" calcext:value-type="float">
            <text:p><text:s text:c="3"/>3.75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77" calcext:value-type="float">
            <text:p><text:s text:c="3"/>4.77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23" calcext:value-type="float">
            <text:p><text:s/>－123 </text:p>
          </table:table-cell>
          <table:table-cell table:style-name="ce26" office:value-type="float" office:value="-0.43" calcext:value-type="float">
            <text:p><text:s/>－0.43 </text:p>
          </table:table-cell>
          <table:table-cell table:style-name="ce26" office:value-type="float" office:value="-5.65" calcext:value-type="float">
            <text:p><text:s/>－5.65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65" calcext:value-type="float">
            <text:p><text:s text:c="3"/>5.65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19" calcext:value-type="float">
            <text:p><text:s text:c="3"/>5.19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7" calcext:value-type="float">
            <text:p><text:s text:c="3"/>1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150" calcext:value-type="float">
            <text:p><text:s/>－150 </text:p>
          </table:table-cell>
          <table:table-cell table:style-name="ce26" office:value-type="float" office:value="-0.61" calcext:value-type="float">
            <text:p><text:s/>－0.61 </text:p>
          </table:table-cell>
          <table:table-cell table:style-name="ce26" office:value-type="float" office:value="-7.89" calcext:value-type="float">
            <text:p><text:s/>－7.89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6" office:value-type="float" office:value="0.001" calcext:value-type="float">
            <text:p><text:s text:c="3"/>0.00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6" calcext:value-type="float">
            <text:p><text:s text:c="3"/>6.00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94" calcext:value-type="float">
            <text:p><text:s text:c="3"/>5.94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63" calcext:value-type="float">
            <text:p><text:s text:c="3"/>4.63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55" calcext:value-type="float">
            <text:p><text:s text:c="3"/>55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9" office:value-type="float" office:value="757" calcext:value-type="float">
            <text:p><text:s text:c="3"/>757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9" office:value-type="float" office:value="703" calcext:value-type="float">
            <text:p><text:s text:c="3"/>703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6" calcext:value-type="float">
            <text:p><text:s text:c="3"/>6.00 </text:p>
          </table:table-cell>
          <table:table-cell table:style-name="ce29" office:value-type="float" office:value="607" calcext:value-type="float">
            <text:p><text:s text:c="3"/>607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5.18" calcext:value-type="float">
            <text:p><text:s text:c="3"/>5.18 </text:p>
          </table:table-cell>
          <table:table-cell table:style-name="ce17" office:value-type="float" office:value="256" calcext:value-type="float">
            <text:p><text:s text:c="3"/>256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26" office:value-type="float" office:value="12.72" calcext:value-type="float">
            <text:p><text:s text:c="3"/>12.72 </text:p>
          </table:table-cell>
          <table:table-cell table:style-name="ce30" office:value-type="float" office:value="-6" calcext:value-type="float">
            <text:p><text:s/>－6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83" calcext:value-type="float">
            <text:p><text:s/>－2.83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65" calcext:value-type="float">
            <text:p><text:s text:c="3"/>5.65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8.48" calcext:value-type="float">
            <text:p><text:s text:c="3"/>8.48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36" calcext:value-type="float">
            <text:p><text:s text:c="3"/>2.36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41" calcext:value-type="float">
            <text:p><text:s text:c="3"/>1.4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49" calcext:value-type="float">
            <text:p><text:s text:c="3"/>149 </text:p>
          </table:table-cell>
          <table:table-cell table:style-name="ce26" office:value-type="float" office:value="1.15" calcext:value-type="float">
            <text:p><text:s text:c="3"/>1.15 </text:p>
          </table:table-cell>
          <table:table-cell table:style-name="ce26" office:value-type="float" office:value="14.97" calcext:value-type="float">
            <text:p><text:s text:c="3"/>14.97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51" calcext:value-type="float">
            <text:p><text:s text:c="3"/>1.51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7.33" calcext:value-type="float">
            <text:p><text:s text:c="3"/>7.33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93" calcext:value-type="float">
            <text:p><text:s text:c="3"/>5.93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62" calcext:value-type="float">
            <text:p><text:s text:c="3"/>62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25" calcext:value-type="float">
            <text:p><text:s text:c="3"/>4.25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44" calcext:value-type="float">
            <text:p><text:s text:c="3"/>1.44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75" calcext:value-type="float">
            <text:p><text:s text:c="3"/>7.75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31" calcext:value-type="float">
            <text:p><text:s text:c="3"/>6.31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16" calcext:value-type="float">
            <text:p><text:s text:c="3"/>11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79" calcext:value-type="float">
            <text:p><text:s text:c="3"/>8.79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36" calcext:value-type="float">
            <text:p><text:s text:c="3"/>1.36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67" calcext:value-type="float">
            <text:p><text:s text:c="3"/>6.67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3" calcext:value-type="float">
            <text:p><text:s text:c="3"/>5.30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37" calcext:value-type="float">
            <text:p><text:s/>－137 </text:p>
          </table:table-cell>
          <table:table-cell table:style-name="ce26" office:value-type="float" office:value="-0.39" calcext:value-type="float">
            <text:p><text:s/>－0.39 </text:p>
          </table:table-cell>
          <table:table-cell table:style-name="ce26" office:value-type="float" office:value="-5.03" calcext:value-type="float">
            <text:p><text:s/>－5.03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17" calcext:value-type="float">
            <text:p><text:s text:c="3"/>1.17 </text:p>
          </table:table-cell>
          <table:table-cell table:style-name="ce30" office:value-type="float" office:value="166" calcext:value-type="float">
            <text:p><text:s text:c="3"/>16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6.09" calcext:value-type="float">
            <text:p><text:s text:c="3"/>6.09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40" calcext:value-type="float">
            <text:p><text:s/>－40 </text:p>
          </table:table-cell>
          <table:table-cell table:style-name="ce26" office:value-type="float" office:value="-0.72" calcext:value-type="float">
            <text:p><text:s/>－0.72 </text:p>
          </table:table-cell>
          <table:table-cell table:style-name="ce26" office:value-type="float" office:value="-9.36" calcext:value-type="float">
            <text:p><text:s/>－9.36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64" calcext:value-type="float">
            <text:p><text:s/>－1.64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7.25" calcext:value-type="float">
            <text:p><text:s text:c="3"/>7.25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5.15" calcext:value-type="float">
            <text:p><text:s text:c="3"/>5.15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46" office:value-type="float" office:value="1.17" calcext:value-type="float">
            <text:p><text:s text:c="3"/>1.1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65" calcext:value-type="float">
            <text:p><text:s/>－65 </text:p>
          </table:table-cell>
          <table:table-cell table:style-name="ce26" office:value-type="float" office:value="-2.23" calcext:value-type="float">
            <text:p><text:s/>－2.23 </text:p>
          </table:table-cell>
          <table:table-cell table:style-name="ce26" office:value-type="float" office:value="-29.02" calcext:value-type="float">
            <text:p><text:s/>－29.02 </text:p>
          </table:table-cell>
          <table:table-cell table:style-name="ce30" office:value-type="float" office:value="-18" calcext:value-type="float">
            <text:p><text:s/>－18 </text:p>
          </table:table-cell>
          <table:table-cell table:style-name="ce26" office:value-type="float" office:value="-0.62" calcext:value-type="float">
            <text:p><text:s/>－0.62 </text:p>
          </table:table-cell>
          <table:table-cell table:style-name="ce26" office:value-type="float" office:value="-8.05" calcext:value-type="float">
            <text:p><text:s/>－8.05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68" calcext:value-type="float">
            <text:p><text:s text:c="3"/>2.68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10.73" calcext:value-type="float">
            <text:p><text:s text:c="3"/>10.73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26" calcext:value-type="float">
            <text:p><text:s text:c="3"/>6.26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2.11" calcext:value-type="float">
            <text:p><text:s text:c="3"/>2.11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56" calcext:value-type="float">
            <text:p><text:s/>－0.56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27" calcext:value-type="float">
            <text:p><text:s text:c="3"/>6.27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64" calcext:value-type="float">
            <text:p><text:s text:c="3"/>5.64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41" calcext:value-type="float">
            <text:p><text:s text:c="3"/>1.4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57" calcext:value-type="float">
            <text:p><text:s text:c="3"/>1.57 </text:p>
          </table:table-cell>
          <table:table-cell table:style-name="ce30" office:value-type="float" office:value="-1" calcext:value-type="float">
            <text:p><text:s/>－1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6.2" calcext:value-type="float">
            <text:p><text:s text:c="3"/>6.20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42" calcext:value-type="float">
            <text:p><text:s text:c="3"/>5.42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31" calcext:value-type="float">
            <text:p><text:s/>－31 </text:p>
          </table:table-cell>
          <table:table-cell table:style-name="ce26" office:value-type="float" office:value="-1.03" calcext:value-type="float">
            <text:p><text:s/>－1.03 </text:p>
          </table:table-cell>
          <table:table-cell table:style-name="ce26" office:value-type="float" office:value="-13.47" calcext:value-type="float">
            <text:p><text:s/>－13.47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3.04" calcext:value-type="float">
            <text:p><text:s/>－3.04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8.26" calcext:value-type="float">
            <text:p><text:s text:c="3"/>8.26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35" calcext:value-type="float">
            <text:p><text:s text:c="3"/>4.35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-80" calcext:value-type="float">
            <text:p><text:s/>－80 </text:p>
          </table:table-cell>
          <table:table-cell table:style-name="ce26" office:value-type="float" office:value="-0.52" calcext:value-type="float">
            <text:p><text:s/>－0.52 </text:p>
          </table:table-cell>
          <table:table-cell table:style-name="ce26" office:value-type="float" office:value="-6.78" calcext:value-type="float">
            <text:p><text:s/>－6.78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7" calcext:value-type="float">
            <text:p><text:s text:c="3"/>1.27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78" calcext:value-type="float">
            <text:p><text:s text:c="3"/>6.78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51" calcext:value-type="float">
            <text:p><text:s text:c="3"/>5.51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5" calcext:value-type="float">
            <text:p><text:s text:c="3"/>5.00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311" calcext:value-type="float">
            <text:p><text:s text:c="3"/>311 </text:p>
          </table:table-cell>
          <table:table-cell table:style-name="ce25" office:value-type="float" office:value="2.98" calcext:value-type="float">
            <text:p><text:s text:c="3"/>2.98 </text:p>
          </table:table-cell>
          <table:table-cell table:style-name="ce25" office:value-type="float" office:value="38.9" calcext:value-type="float">
            <text:p><text:s text:c="3"/>38.90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99" calcext:value-type="float">
            <text:p><text:s text:c="3"/>6.99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5" office:value-type="float" office:value="0.82" calcext:value-type="float">
            <text:p><text:s text:c="3"/>0.82 </text:p>
          </table:table-cell>
          <table:table-cell table:style-name="ce25" office:value-type="float" office:value="10.74" calcext:value-type="float">
            <text:p><text:s text:c="3"/>10.74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75" calcext:value-type="float">
            <text:p><text:s text:c="3"/>3.75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6.25" calcext:value-type="float">
            <text:p><text:s text:c="3"/>6.25 </text:p>
          </table:table-cell>
          <table:table-cell table:style-name="ce17" office:value-type="float" office:value="4" calcext:value-type="float">
            <text:p><text:s text:c="3"/>4 </text:p>
          </table:table-cell>
          <table:table-cell table:style-name="ce25" office:value-type="float" office:value="0.04" calcext:value-type="float">
            <text:p><text:s text:c="3"/>0.04 </text:p>
          </table:table-cell>
          <table:table-cell table:style-name="ce45" office:value-type="float" office:value="0.5" calcext:value-type="float">
            <text:p><text:s text:c="3"/>0.5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69" calcext:value-type="float">
            <text:p><text:s text:c="3"/>269 </text:p>
          </table:table-cell>
          <table:table-cell table:style-name="ce26" office:value-type="float" office:value="2.86" calcext:value-type="float">
            <text:p><text:s text:c="3"/>2.86 </text:p>
          </table:table-cell>
          <table:table-cell table:style-name="ce26" office:value-type="float" office:value="37.22" calcext:value-type="float">
            <text:p><text:s text:c="3"/>37.22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7.32" calcext:value-type="float">
            <text:p><text:s text:c="3"/>7.32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1.19" calcext:value-type="float">
            <text:p><text:s text:c="3"/>11.19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87" calcext:value-type="float">
            <text:p><text:s text:c="3"/>3.87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94" calcext:value-type="float">
            <text:p><text:s text:c="3"/>5.94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46" office:value-type="float" office:value="0.41" calcext:value-type="float">
            <text:p><text:s text:c="3"/>0.41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42" calcext:value-type="float">
            <text:p><text:s text:c="3"/>42 </text:p>
          </table:table-cell>
          <table:table-cell table:style-name="ce28" office:value-type="float" office:value="4.2" calcext:value-type="float">
            <text:p><text:s text:c="3"/>4.20 </text:p>
          </table:table-cell>
          <table:table-cell table:style-name="ce28" office:value-type="float" office:value="54.74" calcext:value-type="float">
            <text:p><text:s text:c="3"/>54.74 </text:p>
          </table:table-cell>
          <table:table-cell table:style-name="ce33" office:value-type="float" office:value="3" calcext:value-type="float">
            <text:p><text:s text:c="3"/>3 </text:p>
          </table:table-cell>
          <table:table-cell table:style-name="ce35" office:value-type="float" office:value="0.3" calcext:value-type="float">
            <text:p><text:s text:c="3"/>0.30 </text:p>
          </table:table-cell>
          <table:table-cell table:style-name="ce35" office:value-type="float" office:value="3.9" calcext:value-type="float">
            <text:p><text:s text:c="3"/>3.90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28" office:value-type="float" office:value="6.5" calcext:value-type="float">
            <text:p><text:s text:c="3"/>6.50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28" office:value-type="float" office:value="2.6" calcext:value-type="float">
            <text:p><text:s text:c="3"/>2.60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8" office:value-type="float" office:value="0.7" calcext:value-type="float">
            <text:p><text:s text:c="3"/>0.70 </text:p>
          </table:table-cell>
          <table:table-cell table:style-name="ce38" office:value-type="float" office:value="9.1" calcext:value-type="float">
            <text:p><text:s text:c="3"/>9.10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3" calcext:value-type="float">
            <text:p><text:s text:c="3"/>1.30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9年3月8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03-05T18:19:03</dc:date>
    <meta:print-date>2009-11-06T11:05:1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